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Rome time" svg:font-family="'Rome time'"/>
    <style:font-face style:name="sans-serif" svg:font-family="sans-serif"/>
  </office:font-face-decls>
  <office:automatic-styles>
    <style:style style:name="P1" style:family="paragraph" style:parent-style-name="Standard">
      <style:paragraph-properties style:writing-mode="lr-tb"/>
      <style:text-properties style:font-name="Rome time" fo:font-size="12pt" style:font-size-asian="12pt" style:font-size-complex="12pt"/>
    </style:style>
    <style:style style:name="P2" style:family="paragraph" style:parent-style-name="Standard">
      <style:paragraph-properties style:writing-mode="lr-tb"/>
      <style:text-properties style:font-name="Rome time" fo:font-size="12pt" officeooo:paragraph-rsid="000fcebe" style:font-size-asian="12pt" style:font-size-complex="12pt"/>
    </style:style>
    <style:style style:name="P3" style:family="paragraph" style:parent-style-name="Standard">
      <style:paragraph-properties style:writing-mode="lr-tb"/>
      <style:text-properties style:font-name="Rome time" fo:font-size="12pt" officeooo:paragraph-rsid="000ffb7b" style:font-size-asian="12pt" style:font-size-complex="12pt"/>
    </style:style>
    <style:style style:name="P4" style:family="paragraph" style:parent-style-name="Standard">
      <style:paragraph-properties style:writing-mode="lr-tb"/>
      <style:text-properties style:font-name="Rome time" fo:font-size="12pt" officeooo:paragraph-rsid="0011f00b" style:font-size-asian="12pt" style:font-size-complex="12pt"/>
    </style:style>
    <style:style style:name="P5" style:family="paragraph" style:parent-style-name="Standard">
      <style:paragraph-properties style:writing-mode="lr-tb"/>
      <style:text-properties style:font-name="Rome time" fo:font-size="12pt" officeooo:paragraph-rsid="002ac9fe" style:font-size-asian="12pt" style:font-size-complex="12pt"/>
    </style:style>
    <style:style style:name="P6" style:family="paragraph" style:parent-style-name="Standard">
      <style:paragraph-properties style:writing-mode="lr-tb"/>
      <style:text-properties style:font-name="Rome time" fo:font-size="12pt" officeooo:paragraph-rsid="002d8ecf" style:font-size-asian="12pt" style:font-size-complex="12pt"/>
    </style:style>
    <style:style style:name="P7" style:family="paragraph" style:parent-style-name="Standard">
      <style:paragraph-properties style:writing-mode="lr-tb"/>
      <style:text-properties style:font-name="Rome time" fo:font-size="12pt" officeooo:paragraph-rsid="00dcc643" style:font-size-asian="12pt" style:font-size-complex="12pt"/>
    </style:style>
    <style:style style:name="P8" style:family="paragraph" style:parent-style-name="Standard">
      <style:paragraph-properties style:writing-mode="lr-tb"/>
      <style:text-properties style:font-name="Rome time" fo:font-size="12pt" officeooo:paragraph-rsid="005dab61" style:font-size-asian="12pt" style:font-size-complex="12pt"/>
    </style:style>
    <style:style style:name="P9" style:family="paragraph" style:parent-style-name="Standard">
      <style:paragraph-properties style:writing-mode="lr-tb"/>
      <style:text-properties style:font-name="Rome time" fo:font-size="12pt" officeooo:paragraph-rsid="010a209e" style:font-size-asian="12pt" style:font-size-complex="12pt"/>
    </style:style>
    <style:style style:name="P10" style:family="paragraph" style:parent-style-name="Standard">
      <style:paragraph-properties style:writing-mode="lr-tb"/>
      <style:text-properties style:font-name="Rome time" fo:font-size="12pt" officeooo:paragraph-rsid="000fcebe"/>
    </style:style>
    <style:style style:name="P11" style:family="paragraph" style:parent-style-name="Standard">
      <style:paragraph-properties style:writing-mode="lr-tb"/>
      <style:text-properties style:font-name="Rome time" fo:font-size="12pt" officeooo:paragraph-rsid="007ec02b"/>
    </style:style>
    <style:style style:name="P12" style:family="paragraph" style:parent-style-name="Standard">
      <style:paragraph-properties style:writing-mode="lr-tb"/>
      <style:text-properties style:font-name="Rome time" fo:font-size="12pt" officeooo:paragraph-rsid="00a68eab"/>
    </style:style>
    <style:style style:name="P13" style:family="paragraph" style:parent-style-name="Standard">
      <style:paragraph-properties style:writing-mode="lr-tb"/>
      <style:text-properties style:font-name="sans-serif" fo:font-size="15.75pt" officeooo:paragraph-rsid="0011f00b" style:font-size-asian="12pt" style:font-size-complex="12pt"/>
    </style:style>
    <style:style style:name="P14" style:family="paragraph" style:parent-style-name="Standard">
      <style:paragraph-properties style:writing-mode="lr-tb"/>
      <style:text-properties style:font-name="sans-serif" fo:font-size="11.25pt" officeooo:paragraph-rsid="000fcebe" style:font-size-asian="12pt" style:font-size-complex="12pt"/>
    </style:style>
    <style:style style:name="P15" style:family="paragraph" style:parent-style-name="Standard">
      <style:paragraph-properties style:writing-mode="lr-tb"/>
    </style:style>
    <style:style style:name="P16" style:family="paragraph" style:parent-style-name="Standard">
      <style:paragraph-properties style:writing-mode="lr-tb"/>
      <style:text-properties officeooo:paragraph-rsid="000fcebe"/>
    </style:style>
    <style:style style:name="P17" style:family="paragraph" style:parent-style-name="Standard">
      <style:paragraph-properties style:writing-mode="lr-tb"/>
      <style:text-properties officeooo:paragraph-rsid="005c79f8"/>
    </style:style>
    <style:style style:name="P18" style:family="paragraph" style:parent-style-name="Standard">
      <style:paragraph-properties style:writing-mode="lr-tb"/>
      <style:text-properties officeooo:paragraph-rsid="0061eeb4"/>
    </style:style>
    <style:style style:name="P19" style:family="paragraph" style:parent-style-name="Standard">
      <style:paragraph-properties style:writing-mode="lr-tb"/>
      <style:text-properties officeooo:paragraph-rsid="00674c94"/>
    </style:style>
    <style:style style:name="P20" style:family="paragraph" style:parent-style-name="Standard">
      <style:paragraph-properties style:writing-mode="lr-tb"/>
      <style:text-properties officeooo:paragraph-rsid="00781387"/>
    </style:style>
    <style:style style:name="P21" style:family="paragraph" style:parent-style-name="Standard">
      <style:paragraph-properties style:writing-mode="lr-tb"/>
      <style:text-properties officeooo:paragraph-rsid="0093d86e"/>
    </style:style>
    <style:style style:name="P22" style:family="paragraph" style:parent-style-name="Standard">
      <style:paragraph-properties style:writing-mode="lr-tb"/>
      <style:text-properties officeooo:paragraph-rsid="009cd59d"/>
    </style:style>
    <style:style style:name="P23" style:family="paragraph" style:parent-style-name="Standard">
      <style:paragraph-properties style:writing-mode="lr-tb"/>
      <style:text-properties officeooo:paragraph-rsid="00aa8f01"/>
    </style:style>
    <style:style style:name="P24" style:family="paragraph" style:parent-style-name="Standard">
      <style:paragraph-properties style:writing-mode="lr-tb"/>
      <style:text-properties officeooo:paragraph-rsid="00ada1b7"/>
    </style:style>
    <style:style style:name="P25" style:family="paragraph" style:parent-style-name="Standard">
      <style:paragraph-properties style:writing-mode="lr-tb"/>
      <style:text-properties officeooo:paragraph-rsid="00be4329"/>
    </style:style>
    <style:style style:name="P26" style:family="paragraph" style:parent-style-name="Standard">
      <style:paragraph-properties style:writing-mode="lr-tb"/>
      <style:text-properties officeooo:paragraph-rsid="00d8274d"/>
    </style:style>
    <style:style style:name="P27" style:family="paragraph" style:parent-style-name="Standard">
      <style:paragraph-properties style:writing-mode="lr-tb"/>
      <style:text-properties officeooo:paragraph-rsid="00e051de"/>
    </style:style>
    <style:style style:name="P28" style:family="paragraph" style:parent-style-name="Standard">
      <style:paragraph-properties style:writing-mode="lr-tb"/>
      <style:text-properties officeooo:paragraph-rsid="00e86772"/>
    </style:style>
    <style:style style:name="P29" style:family="paragraph" style:parent-style-name="Standard">
      <style:paragraph-properties style:writing-mode="lr-tb"/>
      <style:text-properties officeooo:paragraph-rsid="00fcecdd"/>
    </style:style>
    <style:style style:name="P30" style:family="paragraph" style:parent-style-name="Standard">
      <style:paragraph-properties style:writing-mode="lr-tb"/>
      <style:text-properties officeooo:paragraph-rsid="01002486"/>
    </style:style>
    <style:style style:name="P31" style:family="paragraph" style:parent-style-name="Standard">
      <style:paragraph-properties style:writing-mode="lr-tb"/>
      <style:text-properties officeooo:rsid="0023aa61" officeooo:paragraph-rsid="00241191" style:font-name-asian="sans-serif" style:font-size-asian="12pt"/>
    </style:style>
    <style:style style:name="P32" style:family="paragraph" style:parent-style-name="Standard">
      <style:paragraph-properties style:writing-mode="lr-tb"/>
      <style:text-properties officeooo:rsid="00e86772" officeooo:paragraph-rsid="00e86772" style:font-name-asian="sans-serif" style:font-size-asian="12pt"/>
    </style:style>
    <style:style style:name="P33" style:family="paragraph" style:parent-style-name="Standard">
      <style:paragraph-properties style:writing-mode="lr-tb"/>
      <style:text-properties officeooo:rsid="00f907c2" officeooo:paragraph-rsid="01008b85" style:font-name-asian="sans-serif" style:font-size-asian="12pt"/>
    </style:style>
    <style:style style:name="P34" style:family="paragraph" style:parent-style-name="Standard">
      <style:paragraph-properties style:writing-mode="lr-tb"/>
      <style:text-properties officeooo:rsid="00f907c2" officeooo:paragraph-rsid="0101742f" style:font-name-asian="sans-serif" style:font-size-asian="12pt"/>
    </style:style>
    <style:style style:name="P35" style:family="paragraph" style:parent-style-name="Standard">
      <style:paragraph-properties style:writing-mode="lr-tb"/>
      <style:text-properties officeooo:rsid="00f907c2" officeooo:paragraph-rsid="00fcecdd" style:font-name-asian="sans-serif" style:font-size-asian="12pt"/>
    </style:style>
    <style:style style:name="P36" style:family="paragraph" style:parent-style-name="Standard">
      <style:paragraph-properties style:writing-mode="lr-tb"/>
      <style:text-properties officeooo:rsid="00f907c2" officeooo:paragraph-rsid="01002486" style:font-name-asian="sans-serif" style:font-size-asian="12pt"/>
    </style:style>
    <style:style style:name="P37" style:family="paragraph" style:parent-style-name="Standard">
      <style:paragraph-properties style:writing-mode="lr-tb"/>
      <style:text-properties officeooo:rsid="01139569" officeooo:paragraph-rsid="01139569" style:font-name-asian="sans-serif" style:font-size-asian="12pt"/>
    </style:style>
    <style:style style:name="P38" style:family="paragraph" style:parent-style-name="Standard">
      <style:paragraph-properties style:writing-mode="lr-tb"/>
      <style:text-properties officeooo:paragraph-rsid="00183527"/>
    </style:style>
    <style:style style:name="P39" style:family="paragraph" style:parent-style-name="Standard">
      <style:paragraph-properties style:writing-mode="lr-tb"/>
      <style:text-properties officeooo:rsid="010a209e" officeooo:paragraph-rsid="010a209e"/>
    </style:style>
    <style:style style:name="P40" style:family="paragraph" style:parent-style-name="Standard">
      <style:paragraph-properties style:writing-mode="lr-tb"/>
      <style:text-properties officeooo:paragraph-rsid="010e4c3c"/>
    </style:style>
    <style:style style:name="T1" style:family="text">
      <style:text-properties style:font-name="sans-serif" fo:font-size="12pt"/>
    </style:style>
    <style:style style:name="T2" style:family="text">
      <style:text-properties style:font-name="sans-serif" fo:font-size="12pt" fo:font-style="normal" officeooo:rsid="0017db31" style:font-name-asian="sans-serif" style:font-size-asian="12pt" style:font-style-asian="normal" style:font-style-complex="normal"/>
    </style:style>
    <style:style style:name="T3" style:family="text">
      <style:text-properties style:font-name="sans-serif" fo:font-size="12pt" style:font-name-asian="sans-serif" style:font-size-asian="12pt"/>
    </style:style>
    <style:style style:name="T4" style:family="text">
      <style:text-properties style:font-name="sans-serif" fo:font-size="12pt" officeooo:rsid="00674c94" style:font-name-asian="sans-serif" style:font-size-asian="12pt"/>
    </style:style>
    <style:style style:name="T5" style:family="text">
      <style:text-properties style:font-name="sans-serif" fo:font-size="12pt" style:font-name-asian="sans-serif" style:font-size-asian="12pt" style:font-size-complex="12pt"/>
    </style:style>
    <style:style style:name="T6" style:family="text">
      <style:text-properties style:font-name="sans-serif" fo:font-size="12pt" officeooo:rsid="00e86772" style:font-name-asian="sans-serif" style:font-size-asian="12pt" style:font-size-complex="12pt"/>
    </style:style>
    <style:style style:name="T7" style:family="text">
      <style:text-properties style:font-name="sans-serif" fo:font-size="12pt" officeooo:rsid="00d2537b" style:font-name-asian="sans-serif" style:font-size-asian="12pt"/>
    </style:style>
    <style:style style:name="T8" style:family="text">
      <style:text-properties style:font-name="sans-serif" fo:font-size="12pt" officeooo:rsid="00cacb54" style:font-name-asian="sans-serif" style:font-size-asian="12pt"/>
    </style:style>
    <style:style style:name="T9" style:family="text">
      <style:text-properties style:font-name="sans-serif" fo:font-size="12pt" style:font-size-asian="12pt" style:font-size-complex="12pt"/>
    </style:style>
    <style:style style:name="T10" style:family="text">
      <style:text-properties style:font-name="sans-serif" fo:font-size="11.25pt"/>
    </style:style>
    <style:style style:name="T11" style:family="text">
      <style:text-properties style:font-name="sans-serif" fo:font-size="11.25pt" style:font-name-asian="sans-serif"/>
    </style:style>
    <style:style style:name="T12" style:family="text">
      <style:text-properties style:font-name="sans-serif" fo:font-size="11.25pt" style:font-name-asian="sans-serif" style:font-size-asian="12pt"/>
    </style:style>
    <style:style style:name="T13" style:family="text">
      <style:text-properties style:font-name="sans-serif" fo:font-size="11.25pt" officeooo:rsid="00674c94" style:font-name-asian="sans-serif" style:font-size-asian="12pt"/>
    </style:style>
    <style:style style:name="T14" style:family="text">
      <style:text-properties style:font-name="sans-serif" fo:font-size="11.25pt" style:font-name-asian="sans-serif" style:font-size-asian="12pt" style:font-size-complex="12pt"/>
    </style:style>
    <style:style style:name="T15" style:family="text">
      <style:text-properties style:font-name="sans-serif" fo:font-size="11.25pt" officeooo:rsid="00cacb54" style:font-name-asian="sans-serif" style:font-size-asian="12pt"/>
    </style:style>
    <style:style style:name="T16" style:family="text">
      <style:text-properties style:font-name="sans-serif" fo:font-size="11.25pt" officeooo:rsid="00d2537b" style:font-name-asian="sans-serif" style:font-size-asian="12pt"/>
    </style:style>
    <style:style style:name="T17" style:family="text">
      <style:text-properties style:font-name="sans-serif" fo:font-size="11.25pt" officeooo:rsid="00d8274d" style:font-name-asian="sans-serif" style:font-size-asian="12pt"/>
    </style:style>
    <style:style style:name="T18" style:family="text">
      <style:text-properties style:font-name="sans-serif" fo:font-size="11.25pt" officeooo:rsid="00d98515" style:font-name-asian="sans-serif" style:font-size-asian="12pt"/>
    </style:style>
    <style:style style:name="T19" style:family="text">
      <style:text-properties style:font-name="sans-serif" fo:font-size="11.25pt" officeooo:rsid="00a8a84e" style:font-name-asian="sans-serif" style:font-size-asian="12.75pt" style:font-size-complex="12pt"/>
    </style:style>
    <style:style style:name="T20" style:family="text">
      <style:text-properties style:font-name="sans-serif" fo:font-size="11.25pt" officeooo:rsid="00d8274d" style:font-name-asian="sans-serif"/>
    </style:style>
    <style:style style:name="T21" style:family="text">
      <style:text-properties style:font-name="sans-serif" fo:font-size="11.25pt" officeooo:rsid="00674c94"/>
    </style:style>
    <style:style style:name="T22" style:family="text">
      <style:text-properties style:font-name="sans-serif" fo:font-size="11.25pt" officeooo:rsid="00ed296c"/>
    </style:style>
    <style:style style:name="T23" style:family="text">
      <style:text-properties style:font-name="sans-serif" fo:font-size="12.75pt"/>
    </style:style>
    <style:style style:name="T24" style:family="text">
      <style:text-properties style:font-name="sans-serif" fo:font-size="12.75pt" officeooo:rsid="005b8ae6"/>
    </style:style>
    <style:style style:name="T25" style:family="text">
      <style:text-properties style:font-name="sans-serif" fo:font-size="12.75pt" style:font-name-asian="sans-serif" style:font-size-asian="12pt"/>
    </style:style>
    <style:style style:name="T26" style:family="text">
      <style:text-properties style:font-name="sans-serif" fo:font-size="12.75pt" officeooo:rsid="0069544e" style:font-name-asian="sans-serif" style:font-size-asian="12pt"/>
    </style:style>
    <style:style style:name="T27" style:family="text">
      <style:text-properties style:font-name="sans-serif" fo:font-size="12.75pt" style:font-name-asian="sans-serif" style:font-size-asian="12.75pt"/>
    </style:style>
    <style:style style:name="T28" style:family="text">
      <style:text-properties style:font-name="sans-serif" fo:font-size="12.75pt" officeooo:rsid="009b1299" style:font-name-asian="sans-serif" style:font-size-asian="12.75pt"/>
    </style:style>
    <style:style style:name="T29" style:family="text">
      <style:text-properties style:font-name="sans-serif" fo:font-size="12.75pt" officeooo:rsid="00a8a84e" style:font-name-asian="sans-serif" style:font-size-asian="12.75pt" style:font-size-complex="12pt"/>
    </style:style>
    <style:style style:name="T30" style:family="text">
      <style:text-properties style:font-name="sans-serif" fo:font-size="12.75pt" officeooo:rsid="00a8c1a4" style:font-name-asian="sans-serif" style:font-size-asian="12.75pt" style:font-size-complex="12pt"/>
    </style:style>
    <style:style style:name="T31" style:family="text">
      <style:text-properties style:font-name="sans-serif" fo:font-size="12.75pt" officeooo:rsid="0065642f"/>
    </style:style>
    <style:style style:name="T32" style:family="text">
      <style:text-properties style:font-name="sans-serif" fo:font-size="12.75pt" style:font-size-asian="12pt" style:font-size-complex="12pt"/>
    </style:style>
    <style:style style:name="T33" style:family="text">
      <style:text-properties style:font-name="sans-serif" fo:font-size="12.75pt" officeooo:rsid="00a63a30" style:font-size-asian="12pt" style:font-size-complex="12pt"/>
    </style:style>
    <style:style style:name="T34" style:family="text">
      <style:text-properties style:font-name="sans-serif" fo:font-size="9.75pt" officeooo:rsid="01002486" style:font-name-asian="sans-serif" style:font-size-asian="12pt"/>
    </style:style>
    <style:style style:name="T35" style:family="text">
      <style:text-properties officeooo:rsid="000ffb7b"/>
    </style:style>
    <style:style style:name="T36" style:family="text">
      <style:text-properties style:font-name="Rome time" fo:font-size="12pt" style:font-size-asian="12pt" style:font-size-complex="12pt"/>
    </style:style>
    <style:style style:name="T37" style:family="text">
      <style:text-properties style:font-name="Rome time" fo:font-size="12pt" officeooo:rsid="002b151c" style:font-size-asian="12pt" style:font-size-complex="12pt"/>
    </style:style>
    <style:style style:name="T38" style:family="text">
      <style:text-properties style:font-name="Rome time" fo:font-size="12pt" officeooo:rsid="005c79f8" style:font-size-asian="12pt" style:font-size-complex="12pt"/>
    </style:style>
    <style:style style:name="T39" style:family="text">
      <style:text-properties style:font-name="Rome time" fo:font-size="12pt" officeooo:rsid="006ef0b9" style:font-size-asian="12pt" style:font-size-complex="12pt"/>
    </style:style>
    <style:style style:name="T40" style:family="text">
      <style:text-properties style:font-name="Rome time" fo:font-size="12pt" officeooo:rsid="006f89f0" style:font-size-asian="12pt" style:font-size-complex="12pt"/>
    </style:style>
    <style:style style:name="T41" style:family="text">
      <style:text-properties style:font-name="Rome time" fo:font-size="12pt" officeooo:rsid="00822e8a" style:font-size-asian="12pt" style:font-size-complex="12pt"/>
    </style:style>
    <style:style style:name="T42" style:family="text">
      <style:text-properties style:font-name="Rome time" fo:font-size="12pt" officeooo:rsid="00831c66" style:font-size-asian="12pt" style:font-size-complex="12pt"/>
    </style:style>
    <style:style style:name="T43" style:family="text">
      <style:text-properties style:font-name="Rome time" fo:font-size="12pt" officeooo:rsid="0093f769" style:font-size-asian="12pt" style:font-size-complex="12pt"/>
    </style:style>
    <style:style style:name="T44" style:family="text">
      <style:text-properties style:font-name="Rome time" fo:font-size="12pt" officeooo:rsid="00a63a30" style:font-size-asian="12pt" style:font-size-complex="12pt"/>
    </style:style>
    <style:style style:name="T45" style:family="text">
      <style:text-properties style:font-name="Rome time" fo:font-size="12pt" officeooo:rsid="00ada1b7" style:font-size-asian="12pt" style:font-size-complex="12pt"/>
    </style:style>
    <style:style style:name="T46" style:family="text">
      <style:text-properties style:font-name="Rome time" fo:font-size="12pt" officeooo:rsid="00c4efb3" style:font-size-asian="12pt" style:font-size-complex="12pt"/>
    </style:style>
    <style:style style:name="T47" style:family="text">
      <style:text-properties style:font-name="Rome time" fo:font-size="12pt" style:font-name-asian="sans-serif" style:font-size-asian="12pt" style:font-size-complex="12pt"/>
    </style:style>
    <style:style style:name="T48" style:family="text">
      <style:text-properties style:font-name="Rome time" fo:font-size="12pt" officeooo:rsid="00b033a1" style:font-name-asian="sans-serif" style:font-size-asian="12pt" style:font-size-complex="12pt"/>
    </style:style>
    <style:style style:name="T49" style:family="text">
      <style:text-properties style:font-name="Rome time" fo:font-size="12pt" officeooo:rsid="00e86772" style:font-name-asian="sans-serif" style:font-size-asian="12pt" style:font-size-complex="12pt"/>
    </style:style>
    <style:style style:name="T50" style:family="text">
      <style:text-properties style:font-name="Rome time" fo:font-size="12pt" style:font-name-asian="sans-serif" style:font-size-asian="12.75pt" style:font-size-complex="12pt"/>
    </style:style>
    <style:style style:name="T51" style:family="text">
      <style:text-properties style:font-name="Rome time" fo:font-size="12pt" officeooo:rsid="009b1299" style:font-name-asian="sans-serif" style:font-size-asian="12.75pt" style:font-size-complex="12pt"/>
    </style:style>
    <style:style style:name="T52" style:family="text">
      <style:text-properties style:font-name="Rome time" fo:font-size="12pt" officeooo:rsid="009cd59d" style:font-name-asian="sans-serif" style:font-size-asian="12.75pt" style:font-size-complex="12pt"/>
    </style:style>
    <style:style style:name="T53" style:family="text">
      <style:text-properties style:font-name="Rome time" fo:font-size="12pt" officeooo:rsid="00a8a84e" style:font-name-asian="sans-serif" style:font-size-asian="12.75pt" style:font-size-complex="12pt"/>
    </style:style>
    <style:style style:name="T54" style:family="text">
      <style:text-properties style:font-name="Rome time" fo:font-size="12pt" officeooo:rsid="00a8c1a4" style:font-name-asian="sans-serif" style:font-size-asian="12.75pt" style:font-size-complex="12pt"/>
    </style:style>
    <style:style style:name="T55" style:family="text">
      <style:text-properties style:font-name="Rome time" fo:font-size="12pt" officeooo:rsid="00aa7a52" style:font-name-asian="sans-serif" style:font-size-asian="12.75pt" style:font-size-complex="12pt"/>
    </style:style>
    <style:style style:name="T56" style:family="text">
      <style:text-properties style:font-name="Rome time" fo:font-size="12pt" officeooo:rsid="0093f769" style:font-name-asian="sans-serif" style:font-size-asian="12.75pt" style:font-size-complex="12pt"/>
    </style:style>
    <style:style style:name="T57" style:family="text">
      <style:text-properties style:font-name="Rome time" fo:font-size="12pt" fo:font-style="normal" officeooo:rsid="0017db31" style:font-name-asian="sans-serif" style:font-size-asian="12pt" style:font-style-asian="normal" style:font-size-complex="12pt" style:font-style-complex="normal"/>
    </style:style>
    <style:style style:name="T58" style:family="text">
      <style:text-properties officeooo:rsid="00139ea9"/>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17db31" style:font-style-asian="normal" style:font-style-complex="normal"/>
    </style:style>
    <style:style style:name="T62" style:family="text">
      <style:text-properties fo:font-style="normal" officeooo:rsid="00183527" style:font-style-asian="normal" style:font-style-complex="normal"/>
    </style:style>
    <style:style style:name="T63" style:family="text">
      <style:text-properties fo:font-style="normal" officeooo:rsid="010a209e" style:font-style-asian="normal" style:font-style-complex="normal"/>
    </style:style>
    <style:style style:name="T64" style:family="text">
      <style:text-properties fo:font-style="normal" officeooo:rsid="0017db31" style:font-name-asian="sans-serif" style:font-size-asian="12pt" style:font-style-asian="normal" style:font-style-complex="normal"/>
    </style:style>
    <style:style style:name="T65" style:family="text">
      <style:text-properties style:font-name-asian="sans-serif"/>
    </style:style>
    <style:style style:name="T66" style:family="text">
      <style:text-properties style:font-name-asian="sans-serif" style:font-size-asian="12pt"/>
    </style:style>
    <style:style style:name="T67" style:family="text">
      <style:text-properties officeooo:rsid="005e8a70" style:font-name-asian="sans-serif" style:font-size-asian="12pt"/>
    </style:style>
    <style:style style:name="T68" style:family="text">
      <style:text-properties officeooo:rsid="008b8b88" style:font-name-asian="sans-serif" style:font-size-asian="12pt"/>
    </style:style>
    <style:style style:name="T69" style:family="text">
      <style:text-properties officeooo:rsid="0090eeef" style:font-name-asian="sans-serif" style:font-size-asian="12pt"/>
    </style:style>
    <style:style style:name="T70" style:family="text">
      <style:text-properties officeooo:rsid="00e86772" style:font-name-asian="sans-serif" style:font-size-asian="12pt"/>
    </style:style>
    <style:style style:name="T71" style:family="text">
      <style:text-properties officeooo:rsid="00f69912" style:font-name-asian="sans-serif" style:font-size-asian="12pt"/>
    </style:style>
    <style:style style:name="T72" style:family="text">
      <style:text-properties officeooo:rsid="00f907c2" style:font-name-asian="sans-serif" style:font-size-asian="12pt"/>
    </style:style>
    <style:style style:name="T73" style:family="text">
      <style:text-properties officeooo:rsid="01002486" style:font-name-asian="sans-serif" style:font-size-asian="12pt"/>
    </style:style>
    <style:style style:name="T74" style:family="text">
      <style:text-properties officeooo:rsid="01139569" style:font-name-asian="sans-serif" style:font-size-asian="12pt"/>
    </style:style>
    <style:style style:name="T75" style:family="text">
      <style:text-properties officeooo:rsid="0023aa61" style:font-name-asian="sans-serif"/>
    </style:style>
    <style:style style:name="T76" style:family="text">
      <style:text-properties officeooo:rsid="002cc9ce" style:font-name-asian="sans-serif"/>
    </style:style>
    <style:style style:name="T77" style:family="text">
      <style:text-properties style:font-name-asian="sans-serif" style:font-size-asian="12.75pt"/>
    </style:style>
    <style:style style:name="T78" style:family="text">
      <style:text-properties officeooo:rsid="009b1299" style:font-name-asian="sans-serif" style:font-size-asian="12.75pt"/>
    </style:style>
    <style:style style:name="T79" style:family="text">
      <style:text-properties officeooo:rsid="00a63a30" style:font-name-asian="sans-serif" style:font-size-asian="12.75pt" style:font-size-complex="12pt"/>
    </style:style>
    <style:style style:name="T80" style:family="text">
      <style:text-properties officeooo:rsid="00a8a84e" style:font-name-asian="sans-serif" style:font-size-asian="12.75pt" style:font-size-complex="12pt"/>
    </style:style>
    <style:style style:name="T81" style:family="text">
      <style:text-properties officeooo:rsid="00b05f28" style:font-name-asian="sans-serif" style:font-size-asian="12.75pt"/>
    </style:style>
    <style:style style:name="T82" style:family="text">
      <style:text-properties style:font-size-asian="12pt" style:font-size-complex="12pt"/>
    </style:style>
    <style:style style:name="T83" style:family="text">
      <style:text-properties officeooo:rsid="007c5ebb" style:font-size-asian="12pt" style:font-size-complex="12pt"/>
    </style:style>
    <style:style style:name="T84" style:family="text">
      <style:text-properties officeooo:rsid="007d3e0c" style:font-size-asian="12pt" style:font-size-complex="12pt"/>
    </style:style>
    <style:style style:name="T85" style:family="text">
      <style:text-properties officeooo:rsid="00a63a30" style:font-size-asian="12pt" style:font-size-complex="12pt"/>
    </style:style>
    <style:style style:name="T86" style:family="text">
      <style:text-properties officeooo:rsid="00a11a07" style:font-size-asian="12pt" style:font-size-complex="12pt"/>
    </style:style>
    <style:style style:name="T87" style:family="text">
      <style:text-properties officeooo:rsid="00a1f9a5" style:font-size-asian="12pt" style:font-size-complex="12pt"/>
    </style:style>
    <style:style style:name="T88" style:family="text">
      <style:text-properties officeooo:rsid="001b0a53"/>
    </style:style>
    <style:style style:name="T89" style:family="text">
      <style:text-properties officeooo:rsid="001d0f52"/>
    </style:style>
    <style:style style:name="T90" style:family="text">
      <style:text-properties officeooo:rsid="0021b556"/>
    </style:style>
    <style:style style:name="T91" style:family="text">
      <style:text-properties officeooo:rsid="002b151c"/>
    </style:style>
    <style:style style:name="T92" style:family="text">
      <style:text-properties officeooo:rsid="002d8ecf"/>
    </style:style>
    <style:style style:name="T93" style:family="text">
      <style:text-properties officeooo:rsid="002f4658"/>
    </style:style>
    <style:style style:name="T94" style:family="text">
      <style:text-properties officeooo:rsid="00323601"/>
    </style:style>
    <style:style style:name="T95" style:family="text">
      <style:text-properties officeooo:rsid="010e4c3c"/>
    </style:style>
    <style:style style:name="T96" style:family="text">
      <style:text-properties officeooo:rsid="00f907c2"/>
    </style:style>
    <style:style style:name="T97" style:family="text">
      <style:text-properties officeooo:rsid="01139569"/>
    </style:style>
    <style:style style:name="T98" style:family="text">
      <style:text-properties officeooo:rsid="01157c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urvey on the Chinese Governments Censorship Mechanisms</text:p>
      <text:p text:style-name="P13"/>
      <text:p text:style-name="P4">Abstract—The Chinese government enforces a strict censorship policy on digital content and has created an isolated network for its residents. As it is not feasible to completely disconnect China from the global internet, the government has implemented a powerful and complex system called The Great Firewall of China (GFW) to separate the national network from the rest of the world. This paper focuses on how the Chinese government implements its censorship policies and outlines various techniques the GFW uses to block specific traffic. Subsequently, we present numerous ways on how it is possible to bypass these methods to illustrate the ongoing conflict between the GFW and anticensorship communities.</text:p>
      <text:p text:style-name="P4">专有名词大写，但是类似<text:span text:style-name="T58">The的介词不需要大写。</text:span></text:p>
      <text:p text:style-name="P4">这个摘要写的简洁明了，以短的片副描述了整篇文章大致以中国政府对于网络访问限制的研究为重点。</text:p>
      <text:p text:style-name="P1"/>
      <text:p text:style-name="P1">Index Terms—Great Firewall of China, GFW, GFC, The Golden Shield Project, DNS poison, SNI filtering, shadowsocks, V2Ray, TOR, Fronting</text:p>
      <text:p text:style-name="P1">关键词应该全部以小写写出</text:p>
      <text:p text:style-name="P1"/>
      <text:p text:style-name="P1"/>
      <text:p text:style-name="P1">1. Introduction</text:p>
      <text:p text:style-name="P1">The Great Firewall of China (GFW), also known as The Golden Shield project [1], is a government controlled firewall that acts not only inside the countries network, but also at the interconnections between the national Chinese network and the global networks, the internet. It resides in-between every connection that is initiated to or from China, similar to an attacker like MitM. With this powerful position in the network, the GFW can not only observe and evaluate every connection passively, but it can also act actively by modifying connections or operating maliciously in-between two peers, which is necessary for fulfilling the governments policies. Figure 1 demonstrates the position of the GFW and shows that practically no connection can be initiated without the GFW in the middle.</text:p>
      <text:p text:style-name="P15"><text:span text:style-name="T36">专有名词的the不需要大写。需要解释</text:span>Man-in-the-middle attack，缩写：<text:span text:style-name="Emphasis">MITM</text:span><text:span text:style-name="Emphasis"><text:span text:style-name="T59">。</text:span></text:span></text:p>
      <text:p text:style-name="P38"><text:span text:style-name="Emphasis"><text:span text:style-name="T60">介绍抓住了</text:span></text:span><text:span text:style-name="Emphasis"><text:span text:style-name="T61">GFW类似于中间人攻击，给读者一个大致的简单介绍，</text:span></text:span><text:span text:style-name="Emphasis"><text:span text:style-name="T62">GFW</text:span></text:span><text:span text:style-name="Emphasis"><text:span text:style-name="T64">也被称为金盾工程，是一个政府控制的防火墙，其可以监听并修改网络中的任何连接。</text:span></text:span><text:span text:style-name="Emphasis"><text:span text:style-name="T2">GFW</text:span></text:span><text:span text:style-name="Emphasis"><text:span text:style-name="T64">几乎影响着与任何终端的连接</text:span></text:span><text:span text:style-name="Emphasis"><text:span text:style-name="T61">。最后，使用示意图将抽象的描述，形象表达出来。</text:span></text:span></text:p>
      <text:p text:style-name="P9"><text:span text:style-name="Emphasis"><text:span text:style-name="T61">在Introduction的结尾可以再加一段对于整篇文章结构的描述。比如“第二段的重点是介绍</text:span></text:span><text:span text:style-name="Emphasis"><text:span text:style-name="T63">GFW使用的最</text:span></text:span><text:span text:style-name="Emphasis"><text:span text:style-name="T61">基础的封锁方法。接着在第三段，文章致力于描述现存的</text:span></text:span><text:span text:style-name="Emphasis"><text:span text:style-name="T63">GFW绕开技术，并解释GFW需要不断改进升级的原因。。。。。。”</text:span></text:span></text:p>
      <text:p text:style-name="P1"/>
      <text:p text:style-name="P1"/>
      <text:p text:style-name="P1">2. Overview of various blocking methods</text:p>
      <text:p text:style-name="P1"><text:soft-page-break/>The GFW has used and is using various means to censor, filter or prevent unwanted traffic. As there are several benefits as well as disadvantages on each method presented below, the practical implementation of the GFW adjusts its sensors dynamically in complex and obscure manners. The requirement for this is driven by the ongoing evolution of technology and the potential for changes in bypassing methods.</text:p>
      <text:p text:style-name="P1">第二段主要介绍了<text:span text:style-name="T88">GFW的实现的基本原理。展示了</text:span><text:span text:style-name="T94">GFW实现方法的演变，</text:span><text:span text:style-name="T88">以及各种实现的不足之处。此外在每一条之后添加了示例，进一步增强了文章的真实性、客观性，令读者更能相信陈述的内容。</text:span></text:p>
      <text:p text:style-name="P31"/>
      <text:p text:style-name="P1"/>
      <text:p text:style-name="P1">2.1. Subnet Blocking and Re-routing</text:p>
      <text:p text:style-name="P2">One of the simplest methods the GFW is using is blocking whole IP subnets [2]. This can be done by modifying routing tables and re-routing specific IP subnets. These altered routes either redirect traffic to GFW controlled servers trying to mimic the actual target service, and therefore may gain data for further analysis, or they can be null routed, which means that effectively any connection made to the destination is prevented. Alternatively, the GFW can accomplish similar results by using BGP hijacking. BGP hijacking works by maliciously announcing unowned and improper BGP prefixes. While these altered BGP prefixes are normally announced in the national networks only, it does happen that announcements<text:line-break/>also get accepted by international networks as well, if they are announced incorrectly or with harmful intents. [3]</text:p>
      <text:p text:style-name="P2">Both methods can lead to collateral damage, as IP addresses might be shared by various services, which are then blocked as well. IP blocks or BGP hijacking are commonly used by the GFW, as they allow to block a service quickly and effectively. These blocks are often based on research, such as connection analysis or publicly available information. The GFW blocks have cause great collateral damage [4], [5], which is another reason why the GFW implements a fairly dynamical concept and lifted various blocks again.</text:p>
      <text:p text:style-name="P5"><text:span text:style-name="Emphasis"><text:span text:style-name="T59">没有解释</text:span></text:span><text:span text:style-name="Emphasis">Border Gateway Protocol</text:span> 的简写为<text:span text:style-name="Emphasis">BGP</text:span>，也没有对<text:span text:style-name="T89">BGP hijacking做详尽解释。</text:span></text:p>
      <text:p text:style-name="P5"/>
      <text:p text:style-name="P5">第一个方法是通过修改路由表或者修改<text:span text:style-name="T90">BGP前缀，来实现</text:span><text:span text:style-name="T65">子网阻塞和重新路由。最终达到终端无法访问指定</text:span><text:span text:style-name="T76">IP</text:span><text:span text:style-name="T65">地址的目的。此类方法的优点在与，实现快速简单。缺点在与，这个方法带来</text:span><text:span text:style-name="T11">collateral damag。即，</text:span><text:span text:style-name="T65">一些</text:span><text:span text:style-name="T75">IP地址会被各种服务分享，它们会一起被封锁。</text:span></text:p>
      <text:p text:style-name="P2"/>
      <text:p text:style-name="P2">2.2. DNS Poisoning</text:p>
      <text:p text:style-name="P2">Another method of blocking or redirecting traffic is DNS Poisoning. When using a DNS resolver inside of the Chinese network, it must obey the law and enforce the governments policies. A DNS request that contains a blocked hostname resolves to a different IP address than internationally announced. [6] The GFW uses a more sophisticated approach to censor internet access for resolvers that are outside of the <text:soft-page-break/>Chinese network. It lets resolve the request correctly and leaves it untouched in the outgoing direction and sends a crafted response back to the client that initiated the connection. The GFW effectively spoofs the DNS resolver’s IP and exchanges the payload. This is possible as there is no authentication<text:line-break/>or encryption in the DNS protocol. [7] While possible to filter the actual response, the GFW allows, to some extent, the original response to pass through, which leads to race conditions on which DNS reply is faster. One example of DNS poisoning happened in 2013, when the website github.com was blocked in China. [4] Later it was lifted again due to an unforeseen amount of protest in the Chinese community. Another example where DNS packets were inspected occurred in 2002 when web.mit.edu was filtered due to resolving to the same IP address as another hostname www.falundafa.org, which had been banned by the Chinese government. [5]</text:p>
      <text:p text:style-name="P6">第二个方法是<text:span text:style-name="T91">DNS Poisoning，因为没有身份验证以及DNS加密，所以GFW可以使用此方法改变对指定域名的访问。这个方法的问题在于，可以过滤实际的响应，但GFW仍然允许原始响应。这导致了基于DNS </text:span><text:span text:style-name="T93">Poisoning的</text:span><text:span text:style-name="T91">过滤不彻底，由于</text:span><text:span text:style-name="T92">DNS相应的race condition，即哪个相应</text:span><text:span text:style-name="T91">更快，所以</text:span><text:span text:style-name="T92">终端设备仍有可能得到原始相应。</text:span><text:span text:style-name="T91">。</text:span></text:p>
      <text:p text:style-name="P2"/>
      <text:p text:style-name="P2">2.3. Encrypted DNS</text:p>
      <text:p text:style-name="P2">DNS Poisoning can be bypassed by using encrypted DNS requests with implementations such as DNS-over-HTTPS (DoH), DNS-over-TLS (DoT), DNS-over-QUIC(DoQ) or DNSCrypt. These protocols require that the resolver remains outside of the censored network to work as intended. [7] The encrypted nature of some network requests makes it difficult for the GFW to analyse or modify the packets. The GFW has shown that it simply can block encrypted DNS requests, which makes these protocols only partially effective as bypassing strategies [8]. Encrypted DNS requests are not a reliable solution to bypass DNS poisoning, if the resolver is controlled by the GFW. In fact, using a DoH resolver operated by Alibaba can yield similar incorrect responses as using unencrypted Chinese resolvers. Even though the encryption has not been broken, it suggests that the resolvers operated by Alibaba are at least working in cooperation with the GFW.[8]</text:p>
      <text:p text:style-name="P17"><text:span text:style-name="T36">第三个方法是</text:span><text:span text:style-name="T23">Encrypted DNS。与第三方合作，要求第三方的resolver使用类似</text:span><text:span text:style-name="T1">DNS‑over‑HTTPS</text:span><text:span text:style-name="T23"> </text:span><text:span text:style-name="T1">(DoH)等</text:span><text:span text:style-name="T23">技术实现</text:span><text:span text:style-name="T24">DNS加密，从而保证</text:span><text:span text:style-name="T37">GFW依然可以检查、修改加密的</text:span><text:span text:style-name="T38">DNS。</text:span></text:p>
      <text:p text:style-name="P2"/>
      <text:p text:style-name="P2">2.4. Keyword Filtering</text:p>
      <text:p text:style-name="P2">The GFW is able to detect keywords in network requests by inspecting traffic and terminates connections accordingly. [9] This process is similar to DNS poisoning, where an unwanted term can be identified in a plain and unencrypted request. While not limited to the TCP protocol, a good indicator for this mechanism can be observed in TCP-based traffic, as the GFW reacts by sending a TCP-RST packet back on the same channel, effectively terminating any further communication between two peers.[10] <text:soft-page-break/>This method of identification and reaction from the GFW is practically possible on every protocol transmitting plaintext, such as SMTP, IMAP, POP or TELNET. Due to the prevalence of HTTP-based traffic, the GFW has developed specialized capabilities for detecting keywords in HTTP-based traffic. [11] When a user attempts to access a website, the GFW’s keyword filtering system inspects the URL or the content of the page to see if it contains any keywords that are on a pre-defined list of prohibited words or phrases. If the website or page contains prohibited keywords, it will block the request and prevent the user from accessing the website. The GFW is especially enforcing this technique in Chinese search engines, such as google.cn or baidu.cn [12]</text:p>
      <text:p text:style-name="P8">RST简写没有描述，简写最好在第一次出现的时候标注，以防出现缩写冲突，减少非专业读者的疑惑。</text:p>
      <text:p text:style-name="P18"><text:span text:style-name="T36">第四个方法是Keyword Filtering。</text:span><text:span text:style-name="T66">通过检测基于</text:span><text:span text:style-name="T67">TCP协议</text:span><text:span text:style-name="T66">流量，或其他类似流量，来检测网络请求中的关键字，再通过</text:span><text:span text:style-name="T3">TCP‑RST</text:span><text:span text:style-name="T66"> 数据包做出回应，并相应地终止连接。但是这种方法实际上只适用于所有传输明文的协议，例如http、 </text:span><text:span text:style-name="T3">SMTP</text:span><text:span text:style-name="T66">、</text:span><text:span text:style-name="T3">IMAP</text:span><text:span text:style-name="T66">、</text:span><text:span text:style-name="T3">POP、TELNET等</text:span><text:span text:style-name="T66">。</text:span></text:p>
      <text:p text:style-name="P2"/>
      <text:p text:style-name="P2">2.5. SNI-Filtering</text:p>
      <text:p text:style-name="P2">With an increase of implementing TLS on web-servers [2] and using encrypted connections, this approach is ineffective if the corresponding target server does not comply to the Chinese governments policies by letting the GFW inspect the unencrypted content. While companies inside of China often cooperate with the government [13], this is mostly the case for services operating outside of China. As IP addresses are often shared, a technique called Server Name Indication (SNI) is currently widely implemented to serve encrypted content for multiple hostnames. SNI helps in identifying which specific service is to be provided by sending the requested hostname in plaintext, as it is required and sent during the unencrypted connection setup. This allows the GFW to specifically filter connections based on the hostname, while minimizing collateral damage and allowing other hostnames to continue using the IP address. The detection rate on such connections is limited to hostname filtering. This vulnerability of SNI can be remedied by using encrypted SNI. ESNI works by first retrieving a trusted encryption key and sending the SNI header encrypted to the web-server. It was further investigated, that the GFW does simply filter ESNI connections currently, by purely dropping detected packets. [2] It blocks only a certain ESNI version, while leaving other protocol implementations with other versions untouched.[14]</text:p>
      <text:p text:style-name="P19"><text:span text:style-name="T36">第五个方法是</text:span><text:span text:style-name="T23">SNI-Filtering。</text:span><text:span text:style-name="T10">Server</text:span><text:span text:style-name="T23"> </text:span><text:span text:style-name="T10">Name Indication</text:span><text:span text:style-name="T23"> </text:span><text:span text:style-name="T10">(SNI) 用来为共享</text:span><text:span text:style-name="T21">IP地址的</text:span><text:span text:style-name="T13">多个主机名提供加密内容。</text:span><text:span text:style-name="T4">SNI</text:span><text:span text:style-name="T13"> 通过以明文形式发送请求的主机名来帮助识别要提供的特定服务，因为在未加密的连接设置期间需要并发送它。所以</text:span><text:span text:style-name="T23">对于那些没有义务遵守</text:span><text:span text:style-name="T31">GFW条款的</text:span><text:span text:style-name="T25">中国境外运营的服务，可以使用SNI-Filtering。同时最大限度地减少附带损害并允许其他主机名继续使用该 </text:span><text:span text:style-name="T3">IP</text:span><text:span text:style-name="T25"> 地址。但是一旦使用了encrypted SN</text:span><text:span text:style-name="T26">I服务，GFW对其的过滤效率会显著降低。</text:span></text:p>
      <text:p text:style-name="P2"/>
      <text:p text:style-name="P2">2.6. Other detection methods</text:p>
      <text:p text:style-name="P2"><text:soft-page-break/>Similarly to ESNI, the GFW has difficulties detecting and verifying content when the QUIC protocol is used, due to the implicit encryption. Currently, blocks are less stringent and QUIC requests are mostly passing through. It is expected that QUIC packets might be dropped more aggressively or that the GFW maintainers implement inspection algorithms, if possible. [15] Another method the GFW implements is bandwidth throttling. While this is not a practical way of blocking connections, it discomforts the use of bypassing methods for end-users, which might achieve the effect that they give up or reduce their use of bypassing methods. Especially for international connections, throttling is generally<text:line-break/>in place. [16]<text:line-break/>While not commonly linked to casual internet connections, using torrents allows accessing and downloading files as well. It was shown, that one of the biggest Chinese ISPs, namely China Telecom, does prevent torrenting, likely in compliance to the Chinese governments strategy.[17]</text:p>
      <text:p text:style-name="P20"><text:span text:style-name="T36">除了上述方法，面对越来越多更安全，加密性更高的协议和服务，例如使用隐性加密的</text:span><text:span text:style-name="T39">QUIC协议等。</text:span><text:span text:style-name="T40">GFW只能使用更激进的丢弃方案，或者增强过滤算法、禁用</text:span><text:span text:style-name="Emphasis">Torrent</text:span> file、限制宽带<text:span text:style-name="T40">等方法，使终端用户的主动减少或是放弃访问，从而间接的达到对通讯内容的封锁。</text:span></text:p>
      <text:p text:style-name="P2"/>
      <text:p text:style-name="P2">2.7. Combining methods</text:p>
      <text:p text:style-name="P2">The GFW is capable to implement multiple methods to better enforce their blocking strategy. For example, while bypassing DNS poisoning and receiving the correct IP address when using some DNS bypassing technique, the GFW can still block connections to the target, if HTTP would be used. A scenario was shown, where even using connections based on HTTPS with enabled SNI would be blocked solely by the leaked hostname, despite bypassing the DNS poisoning of the GFW. [8]</text:p>
      <text:p text:style-name="P11"><text:span text:style-name="T83">GFW也可以结合使用上述的各种方法，比如数据包绕过了</text:span><text:span text:style-name="T84">DNS poisoning方法，依然可以被Keyword Filtering阻止。数据包绕过DNS poisoning和Keyword Filtering，依然可以被</text:span><text:span text:style-name="T10">SNI <text:s/></text:span><text:span text:style-name="T84">Filtering阻止。</text:span></text:p>
      <text:p text:style-name="P2"/>
      <text:p text:style-name="P2"/>
      <text:p text:style-name="P2">3. General bypassing methods</text:p>
      <text:p text:style-name="P2">One great drawback of previously discussed bypassing methods is the demand of specific implementations on the content delivering server. As an end-user normally has no control over such single services, it is beneficial for them to rely on some form of general circumvention technique for explicitly selected or all connections. The systems presented below work by sending encapsulated traffic to a middle server, which then unwraps the original request and executes it in position for the end-user.</text:p>
      <text:p text:style-name="P16"><text:span text:style-name="T36">第三段主要介绍了绕开</text:span><text:span text:style-name="T41">GFW的方法。由于上述的方法都存在一定的局限性，所以</text:span><text:span text:style-name="T42">存在</text:span><text:span text:style-name="T66">通用的规避技术。使用这些技术，系统通过将封装的流量发送到中间服务器来工作，然后中间服务器解开原始请求并为最终用户执行原请求。</text:span></text:p>
      <text:p text:style-name="P2"/>
      <text:p text:style-name="P2"><text:soft-page-break/>3.1. Bypassing via proxies</text:p>
      <text:p text:style-name="P2">In general a technical server proxy is a piece of software, that acts as a gateway between two machines. Proxies can act on different layers in the OSI/ISO motel, the current common services however mostly act on the highest layers, for instance using HTTP and HTTPS (Layer 7) or the SOCKS protocol (Layer 5). Some common software that is used for proxies are shadowsocks, obfs (by TOR), Trojan or V2Ray. [18]–[20] A proxy, by design, needs to be configured for the specific software that should use it. Meaning, that it normally is only used<text:line-break/>by an explicit application which then encapsulates it’s requests into the proxy specific protocol.</text:p>
      <text:p text:style-name="P10"><text:span text:style-name="T82">第一个通用的技术是基于</text:span><text:span text:style-name="T23">proxies的。</text:span></text:p>
      <text:p text:style-name="P2"/>
      <text:p text:style-name="P2">3.2. Bypassing via VPNs</text:p>
      <text:p text:style-name="P2">Another common method is to use virtual private networks (VPNs). Despite that the general idea of a VPN is not meant for utilizing it to bypass restrictive censorship, it is a practical utility for doing so. [21] VPNs, while very similar to proxies, normally act on lower layers, by using implementations such as OpenVPN, WireGuard or IPSec. They therefore have more overhead in comparison to proxies but can route traffic of all applications through the tunnel. This is specifically useful for application that do not support proxies. [22]</text:p>
      <text:p text:style-name="P16"><text:span text:style-name="T32">第二个通用的技术是基于VPNs的。两个技术类似，但是proxy通常将</text:span><text:span text:style-name="T66">当前的公共服务作用于最高层，例如使用</text:span> <text:span text:style-name="T1">HTTP</text:span> <text:span text:style-name="T66">和</text:span> <text:span text:style-name="T1">HTTPS</text:span><text:span text:style-name="T66">（第</text:span> <text:span text:style-name="T1">7</text:span> <text:span text:style-name="T66">层）或</text:span> <text:span text:style-name="T1">SOCKS</text:span> <text:span text:style-name="T66">协议（第</text:span> <text:span text:style-name="T1">5</text:span> <text:span text:style-name="T66">层）。而</text:span><text:span text:style-name="T68">VPN通常在较低层上起作用。因此，与代理相比，它们有更多的开销，但对于不支持代理的应用程序特别有用。</text:span></text:p>
      <text:p text:style-name="P2"/>
      <text:p text:style-name="P2">3.3. Other bypassing methods</text:p>
      <text:p text:style-name="P2">Another viable option for end-users to use is a Web Proxy. [23], [24] While quite similar to a regular proxy in terms of functionality, a web proxy is an application hosted on a web-server, that is only designed to allow users to browse websites via this specific server. [25]<text:line-break/>Using international SIM cards is another possible solution to bypass censorship, as this specific traffic is routed to the mobile network service provider and therefore normally not filtered at all. To reduce latency, SIM cards from ISPs in Hong Kong are currently the most favoured by the Chinese communities.</text:p>
      <text:p text:style-name="P21"><text:span text:style-name="T36">其他方法是使用其他国家的</text:span><text:span text:style-name="T1">Web</text:span> 服务器<text:span text:style-name="T66">代理或者使用其他国家的</text:span><text:span text:style-name="T69">SIM卡，这类方法从本质上使得通讯路径完全绕开GFW。但是这些办法前提多，不够实用。</text:span></text:p>
      <text:p text:style-name="P2"/>
      <text:p text:style-name="P2"/>
      <text:p text:style-name="P2">4. Detection and verification of circumvention services</text:p>
      <text:p text:style-name="P2">Significant efforts have been made to bypass the GFW, but many systems encounter challenges in the identification of connections based solely on recognizable <text:soft-page-break/>properties. Passive detection of connections relies on specific identifiers, such as port and protocol. When using standard software configurations, fixed ports are often used, enabling the easy identification of connections. By default, OpenVPN is listening on UDP port 1194 and IPSec uses UDP and TCP on specific ports and the rather ESP protocol. As a result, it is straightforward to detect and block such connections for the GFW. [26], [27] Additionally, it is possible to further detect specific VPN software implementations based on a technique called Fingerprinting.</text:p>
      <text:p text:style-name="P24"><text:span text:style-name="T36">第四部分讲述了规避</text:span><text:span text:style-name="T43">GFW的方法的具体实现，以及</text:span><text:span text:style-name="T45">GFW</text:span><text:span text:style-name="T43">如何改进，从而</text:span><text:span text:style-name="T56">检测和验证</text:span><text:span text:style-name="T77">规避服务。</text:span><text:span text:style-name="T81">GFW实行的基本方法是检测接收方，若发现是代理，则封锁代理相关的通讯。</text:span><text:span text:style-name="T77">需要注意的是，默认情况下，</text:span><text:span text:style-name="T27">OpenVPN</text:span><text:span text:style-name="T77"> 在 </text:span><text:span text:style-name="T27">UDP</text:span><text:span text:style-name="T77"> 端口 </text:span><text:span text:style-name="T27">1194</text:span><text:span text:style-name="T77"> 上侦听，而 </text:span><text:span text:style-name="T27">IPSec</text:span><text:span text:style-name="T77"> 在特定端口上使用 </text:span><text:span text:style-name="T27">UDP</text:span><text:span text:style-name="T77"> 和 </text:span><text:span text:style-name="T27">TCP</text:span><text:span text:style-name="T77">，而不是 </text:span><text:span text:style-name="T27">ESP</text:span><text:span text:style-name="T77"> 协议。因此，</text:span><text:span text:style-name="T27">GFW依然可能</text:span><text:span text:style-name="T77">直接检测并阻止此类连接。</text:span></text:p>
      <text:p text:style-name="P2"/>
      <text:p text:style-name="P2">4.1. OpenVPN</text:p>
      <text:p text:style-name="P2">Especially as OpenVPN is currently widely used in commercial VPN software, it is a high priority target for the GFW maintainers. [28] While some identifiers are based on publicly available data, such as WHOIS information, AS numbers of VPN providers or PTR records of their IP addresses, it was shown that it is possible to detect OpenVPN traffic based on properties such as the unencrypted operational byte patterns in encapsulated packets. Although this detection technique already has a high accuracy of above 99% while only needing ten connection packets, it is also possible to recognize TCP based OpenVPN traffic on other properties, such as specific TCP options. [29] Although there are some proposed protocol changes that would obfuscate OpenVPN-based traffic, some are disregarded by the OpenVPN developers, such as an XOR scrambler. Others often rely on different obfuscation protocols such as shadowsocks, obfs or even proprietary protocols, all with their own disadvantages. [28] OpenVPN is currently not useful in bypassing very strictly censored networks, such as the national networks in China.</text:p>
      <text:p text:style-name="P22"><text:span text:style-name="T32">OpenVPN</text:span><text:span text:style-name="T50">目前在商用</text:span><text:span text:style-name="T32">VPN</text:span><text:span text:style-name="T50">软件中的应用非常广泛，所以受到</text:span><text:span text:style-name="T51">GFW维护人员的重点关注。先进的</text:span><text:span text:style-name="T52">GFW</text:span><text:span text:style-name="T78">检测技术已经具有 </text:span><text:span text:style-name="T28">99%</text:span><text:span text:style-name="T78"> 以上的高精度，它根据封装数据包中未加密的操作字节模式等属性，可以检测OpenVPN流量，比如根据</text:span><text:span text:style-name="T28">TCP</text:span><text:span text:style-name="T78"> 选项识别基于 </text:span><text:span text:style-name="T28">TCP</text:span><text:span text:style-name="T78"> 的 </text:span><text:span text:style-name="T28">OpenVPN</text:span><text:span text:style-name="T78"> 流量。所以</text:span><text:span text:style-name="T28">OpenVPN</text:span><text:span text:style-name="T78"> 目前在绕过审查非常严格的网络时已经没有用处。</text:span></text:p>
      <text:p text:style-name="P2"/>
      <text:p text:style-name="P2">4.2. TOR and obfs</text:p>
      <text:p text:style-name="P2">Another detection method uses fingerprinting techniques for TOR-based traffic. Initially, the GFW blocked TOR by using publicly available information on TOR entry servers. The TOR community responded by introducing unpublished TOR bridges, but the GFW was still able to detect these bridges by identifying the used ciphers. Trying to mitigate this by using obfuscators, it was still possible for the GFW to detect bridges by using Active Probing. Active probing involves scanning for keywords on third-party service providers such as websites, forums, or similar platforms, and analysing VPN or <text:soft-page-break/>proxy services for the purpose of blocking them. In the case of TOR-based traffic, if the GFW detected a connection with a likely chance of being used in TOR related traffic, it then would send specifically crafted packets to the suspected TOR bridge and confirm and block the IP address, if it was responding as expected. It was shown that the GFW could block an unpublished TOR bridge practically instantly after the first connection was initiated from an end-user in China. [30]</text:p>
      <text:p text:style-name="P12"><text:span text:style-name="T85">没有解释</text:span><text:span text:style-name="T86">TOR和obfs两个单词的来由。但是却提及</text:span><text:span text:style-name="T87">TOR-based traffic，TOR bridges等相关词。在继续向后读文章前，难以理解obfs具体指代什么内容或单词。</text:span></text:p>
      <text:p text:style-name="P23"><text:span text:style-name="T44">TOR</text:span><text:span text:style-name="T79">通过引入未发布的</text:span><text:span text:style-name="T85"> </text:span><text:span text:style-name="T33">TOR</text:span><text:span text:style-name="T85"> </text:span><text:span text:style-name="T79">网桥作为回应来绕过</text:span><text:span text:style-name="T80">GFW的审查，或是使用</text:span><text:span text:style-name="T19">obfuscators进一步躲避审查</text:span><text:span text:style-name="T80">。</text:span><text:span text:style-name="T53">但 </text:span><text:span text:style-name="T29">GFW</text:span><text:span text:style-name="T53"> 仍然能够</text:span><text:span text:style-name="T19">by using</text:span><text:span text:style-name="T53"> </text:span><text:span text:style-name="T19">Active</text:span><text:span text:style-name="T53"> </text:span><text:span text:style-name="T19">Probing</text:span><text:span text:style-name="T53">来检测这些网桥，一旦检测到</text:span><text:span text:style-name="T55">TOR相关的流量</text:span><text:span text:style-name="T53">，</text:span><text:span text:style-name="T54">GFW将会向可疑的 </text:span><text:span text:style-name="T30">TOR</text:span><text:span text:style-name="T54"> 网桥发送特制的数据包，从而确认并阻止此</text:span><text:span text:style-name="T30">IP</text:span><text:span text:style-name="T54"> 地址。</text:span></text:p>
      <text:p text:style-name="P2"/>
      <text:p text:style-name="P2">4.3. Shadowsocks</text:p>
      <text:p text:style-name="P2">Shadowsocks-based proxies with early implementations were found to be susceptible to detection due to a lack of authentication. [19] By sending specific packetheaders to a proposed server, an attacker could exploit, that a proxy would respond. [22] With this response, the GFW could then verify that it was a proxy service and therefore block connections to the IP address. This attack could partially be mitigated by implementing an OTA (One-Time Auth) mechanism on the payload. A later improved protocol specification using AEAD ciphers effectively addressed this vulnerability in shadowsocks.[31]</text:p>
      <text:p text:style-name="P14">缩写AEAD没有解释，无法见到名字就知道单词的意思。 </text:p>
      <text:p text:style-name="P25"><text:span text:style-name="T47">早期基于</text:span><text:span text:style-name="T36"> </text:span><text:span text:style-name="T9">Shadowsocks</text:span><text:span text:style-name="T36"> </text:span><text:span text:style-name="T47">的代理由于缺乏身份验证，</text:span><text:span text:style-name="T66">通过发送特定的数据包头此类代理很容易</text:span><text:span text:style-name="T47">被</text:span><text:span text:style-name="T48">GFW</text:span><text:span text:style-name="T47">检测到。通过</text:span><text:span text:style-name="T14">OTA (One-Time Auth) 等机制，可以加强对代理的隐藏。</text:span></text:p>
      <text:p text:style-name="P2"/>
      <text:p text:style-name="P2"/>
      <text:p text:style-name="P2">5. Mimicking and Fronting</text:p>
      <text:p text:style-name="P3">To bypass the GFW, VPN or proxy service operators often try to mimic commonly used services and therefore reduce the risk of detection. HTTPS is an excellent protocol for such concealment, as very much of the traffic on the internet is HTTP/HTTPS based. [11] Additionally, HTTPS traffic is already encrypted, which allows to easily reuse the protocols properties for building encrypted tunnels. This is also one reason, why many tunnels specifically designed for bypassing strict censorship do mimic HTTPS connections, currently with a notable success rate.</text:p>
      <text:p text:style-name="P3">To further prevent blocks, bypassers often use Fronting to increase collateral damage if blocks are actually enforced. When implementing it, another provider is put in front of the actually bypassing service. For instance, when setting up a private VPN service, it helps to host such service on popular cloud service providers, such as Amazon Web Services. With those in place, the GFW could not ban the whole network, as legitimate <text:soft-page-break/>services<text:line-break/>are operating on the same platforms as well. Single <text:span text:style-name="T35">IP</text:span>s can however still be blocked.</text:p>
      <text:p text:style-name="P7"><text:span text:style-name="T11">CDN</text:span><text:span text:style-name="T20">(Content Delivery Network)没有做解释和说明。</text:span></text:p>
      <text:p text:style-name="P26"><text:span text:style-name="T36">第五部分介绍了最先进的</text:span><text:span text:style-name="T46">VPN和代理技术，是如何针对GFW做进一步改进的。比如</text:span><text:span text:style-name="T66">模仿常用加密的服务</text:span><text:span text:style-name="T12">HTTPS。除了模仿加密协议，还可以使用CDN</text:span><text:span text:style-name="T17">(Content Delivery Network)</text:span><text:span text:style-name="T12">作为fronting mechanis。这样，在部署一个新的通讯隧道时，不仅可以使用</text:span><text:span text:style-name="T16">HTTPS正向代理（ </text:span><text:span text:style-name="T7">V2Ray）</text:span><text:span text:style-name="T16">，还可以使用</text:span><text:span text:style-name="T7">HTTPS</text:span><text:span text:style-name="T16"> 反向代理（</text:span><text:span text:style-name="T7">nginx</text:span><text:span text:style-name="T16">）以允许自定义网络服务器内容。</text:span><text:span text:style-name="T12">它将指定的服务部署在常用合法平台。</text:span><text:span text:style-name="T15">因为通讯中提供的更多是合法的服务，GFW也就无法禁止整个通讯了。</text:span><text:span text:style-name="T8">GFW</text:span><text:span text:style-name="T15"> 目前试图通过限制国际 </text:span><text:span text:style-name="T8">CDN，</text:span><text:span text:style-name="T15"> 并迫使各个公司在中国建立基础设施来阻止这些设置。他们在中国的服务器必须遵守中国法律，这使得政府可以相对容易地访问中间的通讯数据或对这些公司执行他们自己的政策。同意的此条款的公司类似苹果，拒绝此条款的公司类似</text:span><text:span text:style-name="T18">Meta。</text:span></text:p>
      <text:p text:style-name="P3"/>
      <text:p text:style-name="P3">5.1. Importance of CDNs</text:p>
      <text:p text:style-name="P3">Therefore, it is a better method to use CDNs as a fronting mechanism. As much of the HTTPS traffic is cached and accelerated using commercial Content Delivery Networks, they can also be used in fronting for tunnel services as well, if the tunnel uses HTTPS. For instance, at the time of this research, one of the most recent tunnelling setups would not only include the combination of a CDN and a HTTPS (forward) proxy, namely V2Ray, but also a HTTPS reverse proxy (nginx) to allow custom webserver content to be hosted on the same machine as well.<text:line-break/>[32] [33] This reverse proxy helps in mitigating blocks, as there might be actual content displayed if visiting the website normally and therefore could look like a normal webpage. To the GFW, it is therefore much harder to block the connection, as it appears to be regular HTTPS traffic, and because the IP address of the actual proxy is hidden behind the CDN’s IP address. [34] [35]<text:line-break/>These benefits apply to web proxies as well, as they have the great advantage of being used in combination with highly advanced fronting methods very easily. Despite the limitations, it might remain one of the most undetected proxying methods, as the application does not look different to normal content hosted on web-servers and further, as there are a lot different implementations from different creators as well.<text:line-break/>The GFW’s current tries to prevent these setups is done by throttling international CDNs and forcing companies to setup their infrastructure in China as well. [16]</text:p>
      <text:p text:style-name="P3">These servers in China must obey the law, which allows the government to access data or enforce their own policies on these companies relatively easily. Companies, such as Apple Inc., censor content even without the Chinese government interfering officially. [13]</text:p>
      <text:p text:style-name="P3"/>
      <text:p text:style-name="P3"/>
      <text:p text:style-name="P3">6. Verification of GFW’s blocking techniques</text:p>
      <text:p text:style-name="P3"><text:soft-page-break/>In the course of this project, some experiments to test the GFW’s capabilities from outside of the Chinese censored networks have been setup. This works, because the GFW often acts in a symmetric way.</text:p>
      <text:p text:style-name="P3">We could prove the existence of DNS poisoning by sending DNS queries to Chinese based IP addresses. Trying to resolve google.com’s AAAA record via IPv6 connections returned invalid IPv6 addresses. It should be noted that the GFW intercepts packets before they reach their intended destination, eliminating the need for the targeted IP addresses to provide DNS resolution services.</text:p>
      <text:p text:style-name="P3">Another blocking technique we tried to verify was keyword filtering and SNI-Filtering. For this experiment, we made use of the command-line tool curl to actively resolve a hostname to a Chinese IP for a HTTP request. When connecting to the valid Chinese IP, such as the<text:line-break/>IP 140.205.174.2 that belongs to alibaba.cn, we could experience connection resets when we tried to connect to it by using various known blocked hosts, such as facebook.com or wikipedia.org. When using not blocked hosts, such as tencent.cn or google.cn the connection was established and content was transmitted.</text:p>
      <text:p text:style-name="P3">Furthermore, even for HTTPS requests a similar result could be achieved. For facebook.com, wikipedia.org and others, the TLS handshake was interrupted due to connection resets. When using invalid hostnames, such as baidu.cn or tencent.cn, a TLS certificate mismatch could be conducted. This expected result suggests that the connection was not interrupted and the TLS handshake completed as expected. When connecting with the actual hostname alibaba.cn content was transmitted as expected.</text:p>
      <text:p text:style-name="P3"><text:span text:style-name="T10">作者做了实验，这一点非常好。这样通过实践，证实了自己的论点。此外作者在做实验的时候控制了变量，并且做了对比实验。这样可以清晰的展示</text:span><text:span text:style-name="T22">GFW使用的不同过滤阻断技术，同时展现出不同网站得到不同的结果。通过实验，增加了整篇文章的真实性和客观性。改进意见是，可以提供更多的实验结果数据，比如输出的具体数据，或者是输出的截图，这样会比几句话的总结带来更高的可信度。</text:span></text:p>
      <text:p text:style-name="P27"><text:span text:style-name="T36">第六部分提供了支持文章论点的实验，来测试</text:span><text:span text:style-name="T1">GFW使用的</text:span><text:span text:style-name="T66">拦截技术</text:span><text:span text:style-name="T36">。可以向</text:span><text:span text:style-name="T47">基于中国的</text:span><text:span text:style-name="T36"> </text:span><text:span text:style-name="T9">IP</text:span><text:span text:style-name="T36"> </text:span><text:span text:style-name="T47">地址发送</text:span><text:span text:style-name="T36"> </text:span><text:span text:style-name="T9">DNS</text:span><text:span text:style-name="T36"> </text:span><text:span text:style-name="T47">查询来证明</text:span><text:span text:style-name="T36"> </text:span><text:span text:style-name="T9">DNS</text:span><text:span text:style-name="T36"> </text:span><text:span text:style-name="T47">中毒的存在。比如尝试通过 </text:span><text:span text:style-name="T5">IPv6</text:span><text:span text:style-name="T47"> 连接解析</text:span><text:span text:style-name="T5">google.com</text:span><text:span text:style-name="T47"> 的 </text:span><text:span text:style-name="T5">AAAA</text:span><text:span text:style-name="T47"> 记录返回了无效的 </text:span><text:span text:style-name="T5">IPv6</text:span><text:span text:style-name="T47"> 地址。</text:span><text:span text:style-name="T5">GFW</text:span><text:span text:style-name="T47"> 在数据包到达预定目的地之前对其进行拦截，从而无需目标 </text:span><text:span text:style-name="T5">IP</text:span><text:span text:style-name="T47"> 地址提供 </text:span><text:span text:style-name="T5">DNS</text:span><text:span text:style-name="T47"> 解析服务。此外还进行了对于关键字过滤和 </text:span><text:span text:style-name="T5">SNI‑Filtering的测试。</text:span><text:span text:style-name="T47">使用命令行工具 </text:span><text:span text:style-name="T5">curl，</text:span><text:span text:style-name="T47">主动将主机名解析为中国 </text:span><text:span text:style-name="T5">IP</text:span><text:span text:style-name="T47"> 以进行 </text:span><text:span text:style-name="T5">HTTP</text:span><text:span text:style-name="T47"> 请求，当我们尝试使用各种已知的被阻止主机（例如</text:span><text:span text:style-name="T5">facebook.com</text:span><text:span text:style-name="T47">或</text:span><text:span text:style-name="T5">wikipedia.org</text:span><text:span text:style-name="T47">）尝试连接时，会遇到连接重置的情况。当使用未被阻止的主机时，例如 </text:span><text:span text:style-name="T5">tencent.cn</text:span><text:span text:style-name="T47"> 或 </text:span><text:span text:style-name="T5">google.cn</text:span><text:span text:style-name="T47">，建立连接并传输内容。</text:span></text:p>
      <text:p text:style-name="P3"/>
      <text:p text:style-name="P3"/>
      <text:p text:style-name="P3">7. Conclusion and future work</text:p>
      <text:p text:style-name="P3">The Great Firewall of China is a very powerful tool in enforcing the strict censorship policies the Chinese government sets up. It is a strong counterpart to the freedom of speech communities by demonstrating the possibilities and techniques it can <text:soft-page-break/>implement and execute in the Chinese national network. However, the GFW is not perfect and there is much work done to bypass it, not only from the inside of China but also internationally. Especially when combining multiple bypassing methods and with the development of new designs and protocols, the Chinese government needs to perfectly balance between isolating its citizens from global information and separate itself too much from the rest of the world.</text:p>
      <text:p text:style-name="P28"><text:span text:style-name="T49">通过阅读文章，我们可以了解到，GFW是</text:span><text:span text:style-name="T47">中国政府对于网络监管和严格审查政策的一个非常强大的工具，经过多年的不断改进，</text:span><text:span text:style-name="T5">GFW已经可以应对各种open</text:span><text:span text:style-name="T6">VPN、</text:span><text:span text:style-name="T5">代理，等绕开技术</text:span><text:span text:style-name="T47">。</text:span><text:span text:style-name="T66">然而，</text:span><text:span text:style-name="T1">GFW也</text:span><text:span text:style-name="T66">并不完美，依然无法有效过滤基于</text:span><text:span text:style-name="T70">CDN等方法的通讯。在隔离与过度隔离之间取得平衡依然充满挑战性。</text:span></text:p>
      <text:p text:style-name="P32"/>
      <text:p text:style-name="P32"/>
      <text:p text:style-name="P29"><text:span text:style-name="T70">我认为整篇文章的结构很好，首先摘要介绍了文章的大致内容。之后介绍了</text:span><text:span text:style-name="T71">GFW的基本原则，即各种基于网络连接的最基础的过滤、阻断方法。之后针对更高级的代理技术，作者进一步介绍了</text:span><text:span text:style-name="T72">GFW</text:span><text:span text:style-name="T71">成熟的过滤、阻断方法。接着论述了</text:span><text:span text:style-name="T72">GFW所面临的挑战，即无法解决的问题。最后对于自己的论述，作者做出实验论证、总结和展望。</text:span></text:p>
      <text:p text:style-name="P33">通篇的描述循序渐进，由浅入深，使用的语言精简且可读性高，除了一些缩写单词，我个人认为应该在第一次出现时，拼写出全称。</text:p>
      <text:p text:style-name="P34">文章具有客观性，陈述的部分有具体的文献支撑（文献标题、页码、访问位置）。文章内的插图贴合内容，且数量合适。除了理论论证部分，更有自己通过试验的实践论证部分。</text:p>
      <text:p text:style-name="P34">综上所述，我个人认可这篇文章的质量。</text:p>
      <text:p text:style-name="P35"/>
      <text:p text:style-name="P36">需要改进的点：</text:p>
      <text:p text:style-name="P30"><text:span text:style-name="T73">1. </text:span><text:span text:style-name="T72">在第一次出现缩写时，写出全称，或添加缩写表。</text:span></text:p>
      <text:p text:style-name="P40"><text:span text:style-name="T73">2. </text:span><text:span text:style-name="T34">Index Terms</text:span><text:span text:style-name="T72">部分的内容要全部小写。</text:span></text:p>
      <text:p text:style-name="P39"><text:span text:style-name="T74">3</text:span><text:span text:style-name="T72">. </text:span><text:span text:style-name="Emphasis"><text:span text:style-name="T57">在Introduction的结尾可以再加一段对于整篇文章结构的描述。</text:span></text:span></text:p>
      <text:p text:style-name="P36"><text:span text:style-name="T97">4</text:span>. 最后的实验部分可以给出具体的输出数据。</text:p>
      <text:p text:style-name="P37">5.<text:span text:style-name="T95"> </text:span><text:span text:style-name="T96">文章中出现专有名词时可以大写，但是介词、冠词无需大写（类似the，of等）。</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Rome time" svg:font-family="'Rome tim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10:30:57.038629098</meta:creation-date>
    <dc:date>2023-01-03T22:30:37.165053009</dc:date>
    <meta:editing-duration>PT20H18S</meta:editing-duration>
    <meta:editing-cycles>142</meta:editing-cycles>
    <meta:generator>LibreOffice/7.3.7.2$Linux_X86_64 LibreOffice_project/30$Build-2</meta:generator>
    <meta:document-statistic meta:table-count="0" meta:image-count="0" meta:object-count="0" meta:page-count="11" meta:paragraph-count="92" meta:word-count="6609" meta:character-count="25547" meta:non-whitespace-character-count="22105"/>
  </office:meta>
</office:document-meta>
</file>